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<text:span text:style-name="T2">Mermaid code for binary search and bubble sort</text:span></text:p>
      <text:p text:style-name="Standard"><text:span text:style-name="T3">Binary search</text:span></text:p>
      <text:p text:style-name="Standard">graph TD</text:p>
      <text:p text:style-name="Standard"><text:s text:c="4"/>A[Start] --&gt; B[Initialize low, high]</text:p>
      <text:p text:style-name="Standard"><text:s text:c="4"/>B --&gt; C{low &lt;= high}</text:p>
      <text:p text:style-name="Standard"><text:s text:c="4"/>C --&gt;|Yes| D[Calculate mid]</text:p>
      <text:p text:style-name="Standard"><text:s text:c="4"/>D --&gt; E[Check if target == arr[mid]]</text:p>
      <text:p text:style-name="Standard"><text:s text:c="4"/>E --&gt;|Yes| F[Return mid (found)]</text:p>
      <text:p text:style-name="Standard"><text:s text:c="4"/>E --&gt;|No| G{target &lt; arr[mid]}</text:p>
      <text:p text:style-name="Standard"><text:s text:c="4"/>G --&gt;|Yes| H[Update high = mid - 1]</text:p>
      <text:p text:style-name="Standard"><text:s text:c="4"/>G --&gt;|No| I[Update low = mid + 1]</text:p>
      <text:p text:style-name="Standard"><text:s text:c="4"/>H --&gt; C</text:p>
      <text:p text:style-name="Standard"><text:s text:c="4"/>I --&gt; C</text:p>
      <text:p text:style-name="Standard"><text:s text:c="4"/>C --&gt;|No| J[Return -1 (not found)]</text:p>
      <text:p text:style-name="Standard"><text:s text:c="4"/>J --&gt; K[End]</text:p>
      <text:p text:style-name="Standard"><text:span text:style-name="T4">Bubble sort</text:span></text:p>
      <text:p text:style-name="Standard">graph TD</text:p>
      <text:p text:style-name="Standard"><text:s text:c="4"/>A[Start] --&gt; B[Initialize n to length of array]</text:p>
      <text:p text:style-name="Standard"><text:s text:c="4"/>B --&gt; C[Repeat n-1 times]</text:p>
      <text:p text:style-name="Standard"><text:s text:c="4"/>C --&gt; D[Initialize swapped to false]</text:p>
      <text:p text:style-name="Standard"><text:s text:c="4"/>D --&gt; E[For i from 0 to n-1]</text:p>
      <text:p text:style-name="Standard"><text:s text:c="4"/>E --&gt; F{arr[i] &gt; arr[i+1]}</text:p>
      <text:p text:style-name="Standard"><text:s text:c="4"/>F --&gt;|Yes| G[Swap arr[i] and arr[i+1]]</text:p>
      <text:p text:style-name="Standard"><text:s text:c="4"/>G --&gt; H[Set swapped to true]</text:p>
      <text:p text:style-name="Standard"><text:s text:c="4"/>F --&gt;|No| I[Check next pair]</text:p>
      <text:p text:style-name="Standard"><text:s text:c="4"/>H --&gt; I</text:p>
      <text:p text:style-name="Standard"><text:s text:c="4"/>I --&gt; E</text:p>
      <text:p text:style-name="Standard"><text:s text:c="4"/>E --&gt;|No| J{swapped is false}</text:p>
      <text:p text:style-name="Standard"><text:s text:c="4"/>J --&gt;|Yes| K[Break]</text:p>
      <text:p text:style-name="Standard"><text:s text:c="4"/>J --&gt;|No| L[Reduce n by 1]</text:p>
      <text:p text:style-name="Standard"><text:s text:c="4"/>L --&gt; D</text:p>
      <text:p text:style-name="Standard"><text:s text:c="4"/>K --&gt; M[End]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karredla Teja</meta:initial-creator>
    <dc:creator>karredla Teja</dc:creator>
    <meta:creation-date>2024-05-26T03:23:00Z</meta:creation-date>
    <dc:date>2024-05-26T03:23:00Z</dc:date>
    <meta:template xlink:href="Normal.dotm" xlink:type="simple"/>
    <meta:editing-cycles>2</meta:editing-cycles>
    <meta:editing-duration>PT0S</meta:editing-duration>
    <meta:document-statistic meta:page-count="1" meta:paragraph-count="1" meta:word-count="134" meta:character-count="898" meta:row-count="6" meta:non-whitespace-character-count="765"/>
  </office:meta>
</office:document-meta>
</file>